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ejaVu Sans1" svg:font-family="'DejaVu Sans'" style:font-family-generic="swiss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ee315" officeooo:paragraph-rsid="000ee315"/>
    </style:style>
    <style:style style:name="P2" style:family="paragraph" style:parent-style-name="Text_20_body">
      <style:text-properties officeooo:rsid="0010ec4a" officeooo:paragraph-rsid="0010ec4a"/>
    </style:style>
    <style:style style:name="P3" style:family="paragraph" style:parent-style-name="Text_20_body">
      <style:text-properties officeooo:rsid="00248839" officeooo:paragraph-rsid="00248839"/>
    </style:style>
    <style:style style:name="P4" style:family="paragraph" style:parent-style-name="Text_20_body">
      <style:text-properties officeooo:rsid="002779b3" officeooo:paragraph-rsid="002779b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master-page-name="">
      <style:paragraph-properties style:page-number="auto" fo:keep-with-next="always"/>
      <style:text-properties officeooo:rsid="00103153" officeooo:paragraph-rsid="00103153"/>
    </style:style>
    <style:style style:name="P7" style:family="paragraph" style:parent-style-name="Text_20_body" style:master-page-name="">
      <style:paragraph-properties style:page-number="auto" fo:keep-with-next="always"/>
      <style:text-properties officeooo:rsid="0010ec4a" officeooo:paragraph-rsid="0010ec4a"/>
    </style:style>
    <style:style style:name="P8" style:family="paragraph" style:parent-style-name="Preformatted_20_Text">
      <style:paragraph-properties fo:margin-left="0.4925in" fo:margin-right="0in" fo:text-indent="0in" style:auto-text-indent="false"/>
      <style:text-properties officeooo:rsid="0010ec4a" officeooo:paragraph-rsid="0010ec4a"/>
    </style:style>
    <style:style style:name="P9" style:family="paragraph" style:parent-style-name="Preformatted_20_Text" style:master-page-name="">
      <style:paragraph-properties fo:margin-left="0.4925in" fo:margin-right="0in" fo:text-indent="0in" style:auto-text-indent="false" style:page-number="auto" fo:keep-with-next="always"/>
      <style:text-properties officeooo:rsid="00103153" officeooo:paragraph-rsid="00103153"/>
    </style:style>
    <style:style style:name="P10" style:family="paragraph" style:parent-style-name="Preformatted_20_Text">
      <style:paragraph-properties fo:margin-left="0.4925in" fo:margin-right="0in" fo:text-indent="0in" style:auto-text-indent="false" fo:keep-with-next="always"/>
    </style:style>
    <style:style style:name="P11" style:family="paragraph" style:parent-style-name="Title">
      <style:text-properties officeooo:rsid="0034a2bb" officeooo:paragraph-rsid="0034a2bb"/>
    </style:style>
    <style:style style:name="P12" style:family="paragraph" style:parent-style-name="Text_20_body" style:list-style-name="L1">
      <style:text-properties officeooo:rsid="001411ed" officeooo:paragraph-rsid="0015f0d6"/>
    </style:style>
    <style:style style:name="P13" style:family="paragraph" style:parent-style-name="Text_20_body" style:list-style-name="L2">
      <style:text-properties officeooo:rsid="0015f0d6" officeooo:paragraph-rsid="0015f0d6"/>
    </style:style>
    <style:style style:name="P14" style:family="paragraph" style:parent-style-name="Text_20_body" style:list-style-name="L2">
      <style:text-properties officeooo:rsid="00168b4f" officeooo:paragraph-rsid="00168b4f"/>
    </style:style>
    <style:style style:name="P15" style:family="paragraph" style:parent-style-name="Text_20_body" style:list-style-name="L3">
      <style:text-properties officeooo:paragraph-rsid="0021e17b"/>
    </style:style>
    <style:style style:name="P16" style:family="paragraph" style:parent-style-name="Text_20_body" style:list-style-name="L3">
      <style:text-properties officeooo:rsid="001f7524" officeooo:paragraph-rsid="001f7524"/>
    </style:style>
    <style:style style:name="P17" style:family="paragraph" style:parent-style-name="Text_20_body" style:list-style-name="L3">
      <style:text-properties officeooo:rsid="001fc8d8" officeooo:paragraph-rsid="001fc8d8"/>
    </style:style>
    <style:style style:name="P18" style:family="paragraph" style:parent-style-name="Text_20_body" style:list-style-name="L3">
      <style:text-properties officeooo:rsid="001fc8d8" officeooo:paragraph-rsid="0020443a"/>
    </style:style>
    <style:style style:name="P19" style:family="paragraph" style:parent-style-name="Text_20_body" style:list-style-name="L4">
      <style:text-properties officeooo:rsid="001fc8d8" officeooo:paragraph-rsid="0020443a"/>
    </style:style>
    <style:style style:name="P20" style:family="paragraph" style:parent-style-name="Text_20_body" style:list-style-name="L3">
      <style:text-properties officeooo:rsid="0020443a" officeooo:paragraph-rsid="0020443a"/>
    </style:style>
    <style:style style:name="P21" style:family="paragraph" style:parent-style-name="Text_20_body" style:list-style-name="L3">
      <style:text-properties officeooo:rsid="0021e17b" officeooo:paragraph-rsid="0021e17b"/>
    </style:style>
    <style:style style:name="P22" style:family="paragraph" style:parent-style-name="Text_20_body" style:list-style-name="L3">
      <style:text-properties officeooo:rsid="00224790" officeooo:paragraph-rsid="00224790"/>
    </style:style>
    <style:style style:name="P23" style:family="paragraph" style:parent-style-name="Text_20_body" style:list-style-name="L5">
      <style:text-properties officeooo:rsid="00248839" officeooo:paragraph-rsid="00248839"/>
    </style:style>
    <style:style style:name="P24" style:family="paragraph" style:parent-style-name="Text_20_body" style:list-style-name="L6">
      <style:text-properties officeooo:rsid="002779b3" officeooo:paragraph-rsid="002779b3"/>
    </style:style>
    <style:style style:name="P25" style:family="paragraph" style:parent-style-name="Text_20_body" style:list-style-name="L6">
      <style:text-properties officeooo:rsid="002bfd68" officeooo:paragraph-rsid="002bfd68"/>
    </style:style>
    <style:style style:name="P26" style:family="paragraph" style:parent-style-name="Text_20_body" style:list-style-name="L6">
      <style:text-properties officeooo:rsid="0031b05b" officeooo:paragraph-rsid="0031b05b"/>
    </style:style>
    <style:style style:name="P27" style:family="paragraph" style:parent-style-name="Text_20_body" style:list-style-name="L6">
      <style:text-properties officeooo:rsid="00330c82" officeooo:paragraph-rsid="00330c82"/>
    </style:style>
    <style:style style:name="P28" style:family="paragraph" style:parent-style-name="Text_20_body" style:list-style-name="L6">
      <style:text-properties officeooo:rsid="0034a2bb" officeooo:paragraph-rsid="0034a2bb"/>
    </style:style>
    <style:style style:name="P29" style:family="paragraph" style:parent-style-name="Text_20_body">
      <style:text-properties officeooo:rsid="00103153" officeooo:paragraph-rsid="00103153"/>
    </style:style>
    <style:style style:name="P30" style:family="paragraph" style:parent-style-name="Text_20_body">
      <style:text-properties officeooo:rsid="00378c93" officeooo:paragraph-rsid="00378c93"/>
    </style:style>
    <style:style style:name="P31" style:family="paragraph" style:parent-style-name="Text_20_body" style:list-style-name="L3">
      <style:paragraph-properties fo:keep-with-next="always"/>
      <style:text-properties officeooo:rsid="001f7524" officeooo:paragraph-rsid="001f7524"/>
    </style:style>
    <style:style style:name="P32" style:family="paragraph" style:parent-style-name="Text_20_body" style:list-style-name="L6" style:master-page-name="">
      <style:paragraph-properties style:page-number="auto" fo:keep-with-next="always"/>
      <style:text-properties officeooo:rsid="0031b05b" officeooo:paragraph-rsid="0031b05b"/>
    </style:style>
    <style:style style:name="P33" style:family="paragraph" style:parent-style-name="Text_20_body" style:list-style-name="L4" style:master-page-name="">
      <style:paragraph-properties fo:keep-together="always" style:page-number="auto" style:writing-mode="page"/>
      <style:text-properties officeooo:rsid="0038abab" officeooo:paragraph-rsid="0038abab"/>
    </style:style>
    <style:style style:name="P34" style:family="paragraph" style:parent-style-name="Heading_20_1">
      <style:text-properties officeooo:rsid="00231a06" officeooo:paragraph-rsid="00231a06"/>
    </style:style>
    <style:style style:name="P35" style:family="paragraph" style:parent-style-name="Heading_20_1">
      <style:text-properties officeooo:rsid="000ee315" officeooo:paragraph-rsid="000ee315"/>
    </style:style>
    <style:style style:name="P36" style:family="paragraph" style:parent-style-name="Heading_20_1" style:master-page-name="">
      <style:paragraph-properties style:page-number="auto" fo:keep-with-next="always"/>
      <style:text-properties officeooo:rsid="001f7524" officeooo:paragraph-rsid="001f7524"/>
    </style:style>
    <style:style style:name="P37" style:family="paragraph" style:parent-style-name="Preformatted_20_Text" style:list-style-name="L3"/>
    <style:style style:name="P38" style:family="paragraph" style:parent-style-name="Preformatted_20_Text" style:list-style-name="L3">
      <style:text-properties officeooo:paragraph-rsid="0020443a"/>
    </style:style>
    <style:style style:name="P39" style:family="paragraph" style:parent-style-name="Preformatted_20_Text" style:list-style-name="L5"/>
    <style:style style:name="P40" style:family="paragraph" style:parent-style-name="Preformatted_20_Text" style:list-style-name="L6"/>
    <style:style style:name="P41" style:family="paragraph" style:parent-style-name="Preformatted_20_Text" style:list-style-name="L6">
      <style:text-properties officeooo:paragraph-rsid="0031b05b"/>
    </style:style>
    <style:style style:name="P42" style:family="paragraph" style:parent-style-name="Preformatted_20_Text" style:list-style-name="L6">
      <style:text-properties officeooo:paragraph-rsid="00330c82"/>
    </style:style>
    <style:style style:name="P43" style:family="paragraph" style:parent-style-name="Preformatted_20_Text" style:list-style-name="L6">
      <style:text-properties officeooo:rsid="00330c82" officeooo:paragraph-rsid="00330c82"/>
    </style:style>
    <style:style style:name="P44" style:family="paragraph" style:parent-style-name="Preformatted_20_Text" style:list-style-name="L6">
      <style:paragraph-properties fo:keep-with-next="always"/>
    </style:style>
    <style:style style:name="P45" style:family="paragraph" style:parent-style-name="Preformatted_20_Text">
      <style:paragraph-properties fo:margin-left="0.4925in" fo:margin-right="0in" fo:text-indent="0in" style:auto-text-indent="false"/>
      <style:text-properties officeooo:paragraph-rsid="0010ec4a"/>
    </style:style>
    <style:style style:name="P46" style:family="paragraph" style:parent-style-name="Preformatted_20_Text">
      <style:paragraph-properties fo:margin-left="0.4925in" fo:margin-right="0in" fo:text-indent="0in" style:auto-text-indent="false"/>
      <style:text-properties officeooo:rsid="003625d0" officeooo:paragraph-rsid="003625d0"/>
    </style:style>
    <style:style style:name="P47" style:family="paragraph" style:parent-style-name="Preformatted_20_Text">
      <style:paragraph-properties fo:margin-left="0.4925in" fo:margin-right="0in" fo:text-indent="0in" style:auto-text-indent="false"/>
      <style:text-properties officeooo:paragraph-rsid="003625d0"/>
    </style:style>
    <style:style style:name="P48" style:family="paragraph" style:parent-style-name="Preformatted_20_Text">
      <style:paragraph-properties fo:margin-left="0.4925in" fo:margin-right="0in" fo:text-indent="0in" style:auto-text-indent="false"/>
      <style:text-properties officeooo:rsid="00103153" officeooo:paragraph-rsid="003625d0"/>
    </style:style>
    <style:style style:name="P49" style:family="paragraph" style:parent-style-name="Preformatted_20_Text">
      <style:paragraph-properties fo:margin-left="0.4925in" fo:margin-right="0in" fo:text-indent="0in" style:auto-text-indent="false"/>
      <style:text-properties fo:font-size="10pt" officeooo:rsid="00378c93" officeooo:paragraph-rsid="00378c93" style:font-size-asian="10pt" style:font-size-complex="10pt"/>
    </style:style>
    <style:style style:name="P50" style:family="paragraph" style:parent-style-name="Preformatted_20_Text" style:master-page-name="">
      <style:paragraph-properties fo:margin-left="0.4925in" fo:margin-right="0in" fo:text-indent="0in" style:auto-text-indent="false" style:page-number="auto"/>
      <style:text-properties fo:font-size="10pt" officeooo:rsid="00378c93" officeooo:paragraph-rsid="00378c93" style:font-size-asian="10pt" style:font-size-complex="10pt"/>
    </style:style>
    <style:style style:name="P51" style:family="paragraph" style:parent-style-name="Preformatted_20_Text">
      <style:paragraph-properties fo:margin-left="0in" fo:margin-right="0in" fo:text-indent="0in" style:auto-text-indent="false"/>
      <style:text-properties fo:font-size="9pt" officeooo:rsid="0038abab" officeooo:paragraph-rsid="0038abab" style:font-size-asian="9pt" style:font-size-complex="9pt"/>
    </style:style>
    <style:style style:name="P52" style:family="paragraph" style:parent-style-name="Heading_20_2">
      <style:text-properties officeooo:rsid="00131a29" officeooo:paragraph-rsid="00131a29"/>
    </style:style>
    <style:style style:name="P53" style:family="paragraph" style:parent-style-name="Heading_20_2">
      <style:text-properties officeooo:rsid="00248839" officeooo:paragraph-rsid="00248839"/>
    </style:style>
    <style:style style:name="P54" style:family="paragraph" style:parent-style-name="Heading_20_2">
      <style:text-properties officeooo:rsid="002779b3" officeooo:paragraph-rsid="002779b3"/>
    </style:style>
    <style:style style:name="P55" style:family="paragraph" style:parent-style-name="Heading_20_2">
      <style:paragraph-properties fo:keep-with-next="always"/>
      <style:text-properties officeooo:rsid="001f7524" officeooo:paragraph-rsid="001f7524"/>
    </style:style>
    <style:style style:name="T1" style:family="text">
      <style:text-properties officeooo:rsid="00103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443a" style:font-weight-asian="bold" style:font-weight-complex="bold"/>
    </style:style>
    <style:style style:name="T4" style:family="text">
      <style:text-properties fo:font-weight="bold" officeooo:rsid="0021e17b" style:font-weight-asian="bold" style:font-weight-complex="bold"/>
    </style:style>
    <style:style style:name="T5" style:family="text">
      <style:text-properties fo:font-weight="bold" officeooo:rsid="0034a2bb" style:font-weight-asian="bold" style:font-weight-complex="bold"/>
    </style:style>
    <style:style style:name="T6" style:family="text">
      <style:text-properties officeooo:rsid="0010ec4a"/>
    </style:style>
    <style:style style:name="T7" style:family="text">
      <style:text-properties officeooo:rsid="0012ba36"/>
    </style:style>
    <style:style style:name="T8" style:family="text">
      <style:text-properties officeooo:rsid="0015f0d6"/>
    </style:style>
    <style:style style:name="T9" style:family="text">
      <style:text-properties officeooo:rsid="001f7524"/>
    </style:style>
    <style:style style:name="T10" style:family="text">
      <style:text-properties officeooo:rsid="0020443a"/>
    </style:style>
    <style:style style:name="T11" style:family="text">
      <style:text-properties style:font-name="Liberation Mono" fo:font-size="10pt" style:font-size-asian="10pt" style:font-size-complex="10pt"/>
    </style:style>
    <style:style style:name="T12" style:family="text">
      <style:text-properties style:font-name="Liberation Mono" fo:font-size="10pt" officeooo:rsid="0020443a" style:font-size-asian="10pt" style:font-size-complex="10pt"/>
    </style:style>
    <style:style style:name="T13" style:family="text">
      <style:text-properties style:font-name="Liberation Mono" fo:font-size="10pt" officeooo:rsid="0034a2bb" style:font-size-asian="10pt" style:font-size-complex="10pt"/>
    </style:style>
    <style:style style:name="T1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 fo:font-weight="bold" officeooo:rsid="0020443a" style:font-size-asian="10pt" style:font-weight-asian="bold" style:font-size-complex="10pt" style:font-weight-complex="bold"/>
    </style:style>
    <style:style style:name="T16" style:family="text">
      <style:text-properties style:font-name="Liberation Mono" fo:font-size="10pt" fo:font-weight="bold" officeooo:rsid="00259a54" style:font-size-asian="10pt" style:font-weight-asian="bold" style:font-size-complex="10pt" style:font-weight-complex="bold"/>
    </style:style>
    <style:style style:name="T17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font-name="Liberation Mono" fo:font-size="10pt" fo:font-style="italic" officeooo:rsid="0020443a" style:font-size-asian="10pt" style:font-style-asian="italic" style:font-size-complex="10pt" style:font-style-complex="italic"/>
    </style:style>
    <style:style style:name="T19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Liberation Mono" fo:font-size="10pt" fo:font-weight="normal" officeooo:rsid="00248839" style:font-size-asian="10pt" style:font-weight-asian="normal" style:font-size-complex="10pt" style:font-weight-complex="normal"/>
    </style:style>
    <style:style style:name="T21" style:family="text">
      <style:text-properties style:font-name="Liberation Mono" fo:font-size="10pt" fo:font-weight="normal" officeooo:rsid="00259a54" style:font-size-asian="10pt" style:font-weight-asian="normal" style:font-size-complex="10pt" style:font-weight-complex="normal"/>
    </style:style>
    <style:style style:name="T22" style:family="text">
      <style:text-properties officeooo:rsid="0021e17b"/>
    </style:style>
    <style:style style:name="T23" style:family="text">
      <style:text-properties officeooo:rsid="00259a54"/>
    </style:style>
    <style:style style:name="T24" style:family="text">
      <style:text-properties officeooo:rsid="002bfd68"/>
    </style:style>
    <style:style style:name="T25" style:family="text">
      <style:text-properties officeooo:rsid="0031b05b"/>
    </style:style>
    <style:style style:name="T26" style:family="text">
      <style:text-properties officeooo:rsid="00330c82"/>
    </style:style>
    <style:style style:name="T27" style:family="text">
      <style:text-properties officeooo:rsid="0034a2bb"/>
    </style:style>
    <style:style style:name="T28" style:family="text">
      <style:text-properties officeooo:rsid="003625d0"/>
    </style:style>
    <style:style style:name="T29" style:family="text">
      <style:text-properties fo:color="#000000" style:font-name="monospace" fo:background-color="#ffffff" loext:char-shading-value="0"/>
    </style:style>
    <style:style style:name="T30" style:family="text">
      <style:text-properties style:font-name="monospace" officeooo:rsid="003625d0"/>
    </style:style>
    <style:style style:name="T31" style:family="text">
      <style:text-properties officeooo:rsid="00378c93"/>
    </style:style>
    <style:style style:name="T32" style:family="text">
      <style:text-properties officeooo:rsid="0038abab"/>
    </style:style>
    <style:style style:name="T33" style:family="text">
      <style:text-properties style:font-name="Liberation Mono1"/>
    </style:style>
    <style:style style:name="T34" style:family="text">
      <style:text-properties style:font-name="Liberation Mono1" fo:font-size="10pt" style:font-size-asian="10pt" style:font-size-complex="10pt"/>
    </style:style>
    <style:style style:name="T35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36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zodcache</text:p>
      <text:p text:style-name="P5">Copyright 2015, <text:span text:style-name="T28">2016</text:span> Ian Pilcher &lt;<text:a xlink:type="simple" xlink:href="mailto:arequipeno@gmail.com" text:style-name="Internet_20_link" text:visited-style-name="Visited_20_Internet_20_Link">arequipeno@gmail.com</text:a>&gt;</text:p>
      <text:p text:style-name="P5"/>
      <text:h text:style-name="P34" text:outline-level="1">So what is this anyway?</text:h>
      <text:p text:style-name="P1">zodcache is a device mapper (dm-cache)-based block device caching mechanism for Linux. <text:s/>It provides a simple interface to create and auto-start cache dm-cache devices.</text:p>
      <text:h text:style-name="P52" text:outline-level="2">How is this different from LVM cache?</text:h>
      <text:list xml:id="list8903629135187957477" text:style-name="L1">
        <text:list-item>
          <text:p text:style-name="P12">LVM cache uses LVM physical volumes as component devices. <text:s/>Both the fast (SSD) and slow (HDD) physical volumes must be part of the volume group that will contain the cached logical volume. <text:s/>Many people find this counterintuitive, and it <text:span text:style-name="T8">eliminates some of the convenience that LVM usually provides. <text:s/>(Now I have to specify the PV(s) that I want to use when creating/extending an LV in this VG.)</text:span></text:p>
        </text:list-item>
        <text:list-item>
          <text:p text:style-name="P12">LVM cache uses dm-cache to created cached <text:span text:style-name="T2">logical</text:span> <text:span text:style-name="T2">volumes</text:span>. <text:s/>Although zodcache also uses dm-cache, zodcache devices are not logical volumes. <text:s/>(zodcache devices can be used as LVM physical volumes.) <text:s/><text:span text:style-name="T8">In this regard, zodcache is similar to bcache.</text:span></text:p>
        </text:list-item>
      </text:list>
      <text:h text:style-name="P52" text:outline-level="2">How is this different from bcache?</text:h>
      <text:list xml:id="list2387603196562195640" text:style-name="L2">
        <text:list-item>
          <text:p text:style-name="P13">bcache is an entirely separate kernel subsystem; it does not use dm-cache at all.</text:p>
        </text:list-item>
        <text:list-item>
          <text:p text:style-name="P14">If your distribution's kernel is built without bcache support (such as Red Hat Enterprise Linux 7 and derivatives), you cannot use bcache without running a rebuilt/custom/3rd-party kernel. <text:s/>zodcache should work on any distribution that supports dm-cache and udev (any reasonably modern distribution).</text:p>
        </text:list-item>
      </text:list>
      <text:h text:style-name="P35" text:outline-level="1">How does it work?</text:h>
      <text:p text:style-name="P1">zodcache is based on dm-cache, so a zodcache device is built on the same 3 component devices as any other dm-cache device – the origin device, the cache device, and the metadata device. <text:s/>For convenience, the cache and meta<text:span text:style-name="T1">data </text:span>devices can reside on a single underlying block device (a “combined cache” device).</text:p>
      <text:p text:style-name="P1">Each of the 2 (if using a combined cache) or 3 underlying devices has a zodcache superblock at offset 0. <text:s/><text:span text:style-name="T1">The superblock identifies the device as a zodcache component and describes the device.</text:span></text:p>
      <text:p text:style-name="P6"><text:soft-page-break/>Here is an example of the superblock on an origin device:</text:p>
      <text:p text:style-name="P10"># <text:span text:style-name="T2">zcdump</text:span> /dev/<text:span text:style-name="T28">md126p5</text:span></text:p>
      <text:p text:style-name="P47"><text:span text:style-name="T30">magic: <text:s text:c="9"/>20DCAC8E8EACDC20</text:span></text:p>
      <text:p text:style-name="P47"><text:span text:style-name="T30">checksum: <text:s text:c="6"/>17045660268135741694</text:span></text:p>
      <text:p text:style-name="P47"><text:span text:style-name="T30">version: <text:s text:c="7"/>0</text:span></text:p>
      <text:p text:style-name="P47"><text:span text:style-name="T30">size: <text:s text:c="10"/>128</text:span></text:p>
      <text:p text:style-name="P47"><text:span text:style-name="T30">type: <text:s text:c="10"/>origin</text:span></text:p>
      <text:p text:style-name="P47"><text:span text:style-name="T30">dev_major: <text:s text:c="5"/>259</text:span></text:p>
      <text:p text:style-name="P47"><text:span text:style-name="T30">uuid: <text:s text:c="10"/>eb8bb4f4-9cf9-4171-be3d-0a040d2b9e22</text:span></text:p>
      <text:p text:style-name="P47"><text:span text:style-name="T30">block_size: <text:s text:c="4"/>1 MiB</text:span></text:p>
      <text:p text:style-name="P47"><text:span text:style-name="T30">cache_mode: <text:s text:c="4"/>writethrough</text:span></text:p>
      <text:p text:style-name="P47"><text:span text:style-name="T30">o_offset: <text:s text:c="6"/>4 KiB</text:span></text:p>
      <text:p text:style-name="P47"><text:span text:style-name="T30">o_size: <text:s text:c="8"/>471,859,196 KiB</text:span></text:p>
      <text:p text:style-name="P47"><text:span text:style-name="T30">c_offset: <text:s text:c="6"/>0 bytes</text:span></text:p>
      <text:p text:style-name="P47"><text:span text:style-name="T30">c_size: <text:s text:c="8"/>0 bytes</text:span></text:p>
      <text:p text:style-name="P47"><text:span text:style-name="T30">md_offset: <text:s text:c="5"/>0 bytes</text:span></text:p>
      <text:p text:style-name="P47"><text:span text:style-name="T30">md_size: <text:s text:c="7"/>0 bytes</text:span></text:p>
      <text:p text:style-name="P29">When <text:span text:style-name="T2">zcstart</text:span> processes this device (/dev/<text:span text:style-name="T28">md126p5</text:span>), it will create a dm-linear device <text:span text:style-name="T6">that maps the origin area (471,859,196 KiB starting at 4 KiB). <text:s/>This linear device will be used as the dm‑cache origin.</text:span></text:p>
      <text:p text:style-name="P8"># ls /dev/mapper/<text:span text:style-name="T28">zodcache</text:span>-origin<text:span text:style-name="T28">-*</text:span></text:p>
      <text:p text:style-name="P45"><text:span text:style-name="T6">/dev/mapper/zodcache-origin-</text:span><text:span text:style-name="T29">eb8bb4f4-9cf9-4171-be3d-0a040d2b9e22</text:span></text:p>
      <text:p text:style-name="P6">And here is a superblock on a combined cache device:</text:p>
      <text:p text:style-name="P9"># <text:span text:style-name="T2">zcdump</text:span> /dev/sdb<text:span text:style-name="T28">2</text:span></text:p>
      <text:p text:style-name="P48"><text:span text:style-name="T28">magic: <text:s text:c="9"/>20DCAC8E8EACDC20</text:span></text:p>
      <text:p text:style-name="P46">checksum: <text:s text:c="6"/>968137384864049264</text:p>
      <text:p text:style-name="P46">version: <text:s text:c="7"/>0</text:p>
      <text:p text:style-name="P46">size: <text:s text:c="10"/>128</text:p>
      <text:p text:style-name="P46">type: <text:s text:c="10"/>combined</text:p>
      <text:p text:style-name="P46">dev_major: <text:s text:c="5"/>8</text:p>
      <text:p text:style-name="P46">uuid: <text:s text:c="10"/>eb8bb4f4-9cf9-4171-be3d-0a040d2b9e22</text:p>
      <text:p text:style-name="P46">block_size: <text:s text:c="4"/>1 MiB</text:p>
      <text:p text:style-name="P46">cache_mode: <text:s text:c="4"/>writethrough</text:p>
      <text:p text:style-name="P46">o_offset: <text:s text:c="6"/>0 bytes</text:p>
      <text:p text:style-name="P46">o_size: <text:s text:c="8"/>0 bytes</text:p>
      <text:p text:style-name="P46">c_offset: <text:s text:c="6"/>4 KiB</text:p>
      <text:p text:style-name="P46">c_size: <text:s text:c="8"/>446,923 MiB</text:p>
      <text:p text:style-name="P46">md_offset: <text:s text:c="5"/>457,649,156 KiB</text:p>
      <text:p text:style-name="P46">md_size: <text:s text:c="7"/>16,404 KiB</text:p>
      <text:p text:style-name="P2">Because this is a combined cache device, <text:span text:style-name="T2">zcstart</text:span> will create 2 dm-linear devices, which will act as the dm-cache metadata and cache devices.</text:p>
      <text:p text:style-name="P8"># ls /dev/mapper/<text:span text:style-name="T28">zodcache</text:span>-{cache,metadata}<text:span text:style-name="T28">-*</text:span></text:p>
      <text:p text:style-name="P8">/dev/mapper/zodcache-<text:span text:style-name="T28">cache-</text:span>4e71cacb-3d28-4ef0-acbe-d4710f3207cb</text:p>
      <text:p text:style-name="P8">/dev/mapper/zodcache-<text:span text:style-name="T28">metadata-</text:span>4e71cacb-3d28-4ef0-acbe-d4710f3207cb</text:p>
      <text:p text:style-name="P2">Once all 3 dm-linear devices are present, <text:span text:style-name="T2">zcstart</text:span> will assemble the dm-cache device.</text:p>
      <text:p text:style-name="P8"># ls /dev/mapper/zodcache-*</text:p>
      <text:p text:style-name="P8">/dev/mapper/zodcache-<text:span text:style-name="T31">cache-</text:span>4e71cacb-3d28-4ef0-acbe-d4710f3207cb</text:p>
      <text:p text:style-name="P8">/dev/mapper/zodcache-<text:span text:style-name="T31">device-</text:span>4e71cacb-3d28-4ef0-acbe-d4710f3207cb</text:p>
      <text:p text:style-name="P8">/dev/mapper/zodcache-<text:span text:style-name="T31">metadata-</text:span>4e71cacb-3d28-4ef0-acbe-d4710f3207cb</text:p>
      <text:p text:style-name="P8">/dev/mapper/zodcache-<text:span text:style-name="T31">origin-</text:span>4e71cacb-3d28-4ef0-acbe-d4710f3207cb</text:p>
      <text:p text:style-name="P7"><text:soft-page-break/>When the dm-cache device is assembled, udev <text:span text:style-name="T7">treat it like any other block device, so LVM physical volumes, etc., will be processed appropriately.</text:span></text:p>
      <text:p text:style-name="P50"># pvdisplay /dev/mapper/zodcache-device-eb8bb4f4-9cf9-4171-be3d-0a040d2b9e22</text:p>
      <text:p text:style-name="P49"><text:s text:c="2"/>--- Physical volume ---</text:p>
      <text:p text:style-name="P49"><text:s text:c="2"/>PV Name <text:s text:c="14"/>/dev/mapper/zodcache-device-eb8bb4f4-...-0a040d2b9e22</text:p>
      <text:p text:style-name="P49"><text:s text:c="2"/>VG Name <text:s text:c="14"/>vg_zodcache</text:p>
      <text:p text:style-name="P49"><text:s text:c="2"/>PV Size <text:s text:c="14"/>450.00 GiB / not usable 4.00 MiB</text:p>
      <text:p text:style-name="P49"><text:s text:c="2"/>Allocatable <text:s text:c="10"/>yes </text:p>
      <text:p text:style-name="P49"><text:s text:c="2"/>PE Size <text:s text:c="14"/>4.00 MiB</text:p>
      <text:p text:style-name="P49"><text:s text:c="2"/>Total PE <text:s text:c="13"/>115199</text:p>
      <text:p text:style-name="P49"><text:s text:c="2"/>Free PE <text:s text:c="14"/>96767</text:p>
      <text:p text:style-name="P49"><text:s text:c="2"/>Allocated PE <text:s text:c="9"/>18432</text:p>
      <text:p text:style-name="P49"><text:s text:c="2"/>PV UUID <text:s text:c="14"/>qiC2Oz-FKVV-zDoa-Cjst-RXNr-iK1P-VUWII2</text:p>
      <text:p text:style-name="P30"><text:span text:style-name="T2">NOTE:</text:span> <text:s/>An appropriate LVM filter should be used to prevent LVM from using the <text:span text:style-name="T2">origin</text:span> device as a physical volume. <text:s/>For example, <text:span text:style-name="T32">this filter rejects all device mapper devices except assembled zodcache devices.</text:span></text:p>
      <text:p text:style-name="P51">global_filter = [ "a|^/dev/mapper/zodcache-device-|", "r|^/dev/dm-|",<text:tab/>"r|^/dev/mapper/|" ]</text:p>
      <text:h text:style-name="P36" text:outline-level="1">Cool! <text:s/>How do I use it?</text:h>
      <text:h text:style-name="P55" text:outline-level="2">Red Hat Enterprise Linux (and derivatives) / Fedora</text:h>
      <text:list xml:id="list5871657856897199063" text:style-name="L3">
        <text:list-item>
          <text:p text:style-name="P31">Ensure that the <text:span text:style-name="T2">rpm-build</text:span>, <text:span text:style-name="T2">gcc</text:span>, <text:span text:style-name="T2">device-mapper-devel</text:span>, and <text:span text:style-name="T2">libuuid-devel </text:span>packages are installed.</text:p>
        </text:list-item>
        <text:list-item>
          <text:p text:style-name="P16">Download the most recent tarball (currently zodcache-0.0.<text:span text:style-name="T32">2</text:span>.tar.gz) from github.</text:p>
        </text:list-item>
        <text:list-item>
          <text:p text:style-name="P17">Build a binary RPM.</text:p>
          <text:list>
            <text:list-header>
              <text:p text:style-name="P37">$ rpmbuild -tb <text:s/><text:span text:style-name="T9">zodcache-0.0.2.tar.gz</text:span></text:p>
            </text:list-header>
          </text:list>
        </text:list-item>
        <text:list-item>
          <text:p text:style-name="P18">Install it.</text:p>
        </text:list-item>
        <text:list-item>
          <text:p text:style-name="P18">Initialize the component devices. <text:s/>For this example, /dev/sda<text:span text:style-name="T32">3</text:span> is the (large, slow) origin device and /dev/sdb1 is the (small, fast) cache device.</text:p>
          <text:list>
            <text:list-header>
              <text:p text:style-name="P38"><text:span text:style-name="T10">#</text:span> <text:span text:style-name="T2">mkzc</text:span> -o /dev/sda3 -c /sdb1<text:line-break/><text:span text:style-name="T10">b63032ed-96b8-48b5-9981-009cc3da6607</text:span></text:p>
            </text:list-header>
          </text:list>
          <text:p text:style-name="P18"><text:span text:style-name="T2">mkzc</text:span> (which really needs a help message) also accepts these other options:</text:p>
        </text:list-item>
      </text:list>
      <text:list xml:id="list7665542891543722505" text:style-name="L4">
        <text:list-item>
          <text:list>
            <text:list-item>
              <text:p text:style-name="P19"><text:span text:style-name="T14">-m</text:span><text:span text:style-name="T11"> </text:span><text:span text:style-name="T17">METADATA_DEVICE</text:span> – If not specified a combined cache device is created.</text:p>
            </text:list-item>
            <text:list-item>
              <text:p text:style-name="P19"><text:span text:style-name="T14">-b</text:span><text:span text:style-name="T11"> </text:span><text:span text:style-name="T17">BLOCK_SIZE</text:span> – Must be a multiple of 32 KiB between 32 Kib and 1 GiB; K, M, and G suffixes are accepted. <text:s/>The default block size is 256 KiB.</text:p>
            </text:list-item>
            <text:list-item>
              <text:p text:style-name="P19"><text:span text:style-name="T14">-</text:span><text:span text:style-name="T15">M</text:span><text:span text:style-name="T12"> </text:span><text:span text:style-name="T18">CACHE_MODE</text:span><text:span text:style-name="T10"> – </text:span><text:span text:style-name="T3">writeback</text:span><text:span text:style-name="T10">, </text:span><text:span text:style-name="T3">writethrough</text:span><text:span text:style-name="T10">, or </text:span><text:span text:style-name="T3">passthrough</text:span><text:span text:style-name="T10">. <text:s/>The default cache mode is writeback.</text:span></text:p>
            </text:list-item>
            <text:list-item>
              <text:p text:style-name="P33"><text:soft-page-break/><text:span text:style-name="T35">-a</text:span> <text:span text:style-name="T36">ALIGNMENT</text:span> – origin, cache, and metadata regions will be aligned on multiples of this value (default 4 KiB) within their physical devices.</text:p>
            </text:list-item>
          </text:list>
        </text:list-item>
      </text:list>
      <text:list xml:id="list105248264225169" text:continue-list="list5871657856897199063" text:style-name="L3">
        <text:list-item>
          <text:p text:style-name="P20">(Optional) Examine the superblocks that <text:span text:style-name="T2">mkzc</text:span> created.</text:p>
          <text:list>
            <text:list-header>
              <text:p text:style-name="P37"># <text:span text:style-name="T2">zcdump</text:span> /dev/sda3<text:line-break/># <text:span text:style-name="T2">zcdump</text:span> /dev/sdb1</text:p>
            </text:list-header>
          </text:list>
        </text:list-item>
        <text:list-item>
          <text:p text:style-name="P20">Start the cache devices (cache and metadata) but don't start the origin device.</text:p>
          <text:list>
            <text:list-header>
              <text:p text:style-name="P37"># <text:span text:style-name="T2">zcstart</text:span> /dev/sdb1</text:p>
            </text:list-header>
          </text:list>
        </text:list-item>
        <text:list-item>
          <text:p text:style-name="P15"><text:span text:style-name="T22">Clear the metadata device. <text:s/>(</text:span><text:span text:style-name="T4">mkzc</text:span><text:span text:style-name="T22"> should probably do this.)</text:span></text:p>
          <text:list>
            <text:list-header>
              <text:p text:style-name="P37"># dd if=/dev/zero <text:span text:style-name="T22">\<text:line-break/><text:tab/></text:span>of=/dev/mapper/zodcache-<text:span text:style-name="T32">metadata-b63032ed-...-009cc3da6607</text:span></text:p>
            </text:list-header>
          </text:list>
        </text:list-item>
        <text:list-item>
          <text:p text:style-name="P21">Start the origin device. <text:s/>This will also assemble the zodcache device.</text:p>
          <text:list>
            <text:list-header>
              <text:p text:style-name="P37"># <text:span text:style-name="T2">zcstart</text:span> /dev/sda3</text:p>
            </text:list-header>
          </text:list>
        </text:list-item>
        <text:list-item>
          <text:p text:style-name="P22">Verify that the zodcache device has been assembled.</text:p>
          <text:list>
            <text:list-header>
              <text:p text:style-name="P37"># ls /dev/mapper/zodcache-<text:span text:style-name="T32">device-b63032ed-96b8-48b5-9981-009cc3da6607</text:span></text:p>
            </text:list-header>
          </text:list>
        </text:list-item>
        <text:list-item>
          <text:p text:style-name="P22">Reboot and verify that the zodcache device was assembled by udev.</text:p>
        </text:list-item>
      </text:list>
      <text:h text:style-name="P53" text:outline-level="2">Other distributions</text:h>
      <text:p text:style-name="P3">zodcache should work on any distribution that includes dm-cache and udev. <text:s/>Below is a list of the files in the binary RPM, along with information on how to build them and what they do.</text:p>
      <text:list xml:id="list8751095798760153716" text:style-name="L5">
        <text:list-item>
          <text:p text:style-name="P23"><text:span text:style-name="T14">/usr/sbin/mkzc</text:span> – Utility to write zodcache superblocks on component devices. <text:s/>Build with:</text:p>
          <text:list>
            <text:list-header>
              <text:p text:style-name="P39">gcc -O3 -Wall -Wextra -o mkzc mkzc.c lib.c -luuid</text:p>
            </text:list-header>
          </text:list>
        </text:list-item>
        <text:list-item>
          <text:p text:style-name="P23"><text:span text:style-name="T14">/usr/sbin/zcdump</text:span> – Utility to examine the zodcache superblock on a component device. Build with:</text:p>
          <text:list>
            <text:list-header>
              <text:p text:style-name="P39">gcc -O3 -Wall -Wextra -o zcdump zcdump.c lib.c</text:p>
            </text:list-header>
          </text:list>
        </text:list-item>
        <text:list-item>
          <text:p text:style-name="P23"><text:span text:style-name="T14">/usr/sbin/zcstart</text:span> – Utility to probe/start component devices and assemble the zodcache device. <text:s/>Build with:</text:p>
          <text:list>
            <text:list-header>
              <text:p text:style-name="P39">gcc -O3 -Wall -Wextra -o zcstart zcstart.c lib.c -ldevmapper</text:p>
            </text:list-header>
          </text:list>
        </text:list-item>
        <text:list-item>
          <text:p text:style-name="P23"><text:span text:style-name="T14">/usr/lib/udev/rules.d/69-zodcache.rules</text:span> – udev rules which run <text:span text:style-name="T2">zcstart</text:span> in “udev mode” on (almost) all block devices. <text:s/>In this mode, <text:span text:style-name="T2">zcstart</text:span> silently exits when it encounters a non-zodcache device, and error messages are logged instead of printed.</text:p>
        </text:list-item>
        <text:list-item>
          <text:p text:style-name="P23"><text:span text:style-name="T14">/</text:span><text:span text:style-name="T16">usr/lib/dracut/modules.d/90zodcache/module-setup.sh</text:span><text:span text:style-name="T23"> – dracut module to support root filesystem on zodcache devices.</text:span></text:p>
        </text:list-item>
        <text:list-item>
          <text:p text:style-name="P23"><text:span text:style-name="T14">/</text:span><text:span text:style-name="T16">etc/dracut.conf.d/50-zodcache.conf </text:span><text:span text:style-name="T23">– Edit this file to enable the dracut module.</text:span></text:p>
        </text:list-item>
      </text:list>
      <text:h text:style-name="P54" text:outline-level="2"><text:soft-page-break/>Did I hear you say root filesystem?</text:h>
      <text:p text:style-name="P4">Yes. <text:s/>Enabling the dracut module (by editing <text:span text:style-name="T20">/</text:span><text:span text:style-name="T21">etc/dracut.conf.d/50-zodcache.conf</text:span><text:span text:style-name="T19">)</text:span> will cause dracut to include the files required to start zodcache devices in any initramfs that it creates. <text:s/><text:span text:style-name="T24">The following steps provide an overview of moving a Red Hat Enterprise Linux (or derivative) or Fedora system onto a zodcache-based device.</text:span></text:p>
      <text:list xml:id="list99746242631796353" text:style-name="L6">
        <text:list-item>
          <text:p text:style-name="P24">Create the zodcache device for your root filesystem (or a logical volume on a zodcache-backed volume group, etc.).</text:p>
        </text:list-item>
        <text:list-item>
          <text:p text:style-name="P25">Reboot with live media that matches your installed operating system (CentOS live media should work for Red Hat Enterprise Linux-derived systems).</text:p>
        </text:list-item>
        <text:list-item>
          <text:p text:style-name="P26">Mount your existing root filesystem and cd to the directory that contains the <text:span text:style-name="T2">zcstart</text:span> utility. <text:s/>For example:</text:p>
          <text:list>
            <text:list-header>
              <text:p text:style-name="P40"># mkdir /mnt/sysimage<text:line-break/># mount -o ro /dev/sda2 /mnt/sysimage<text:line-break/># cd /mnt/sysimage/usr/sbin</text:p>
            </text:list-header>
          </text:list>
        </text:list-item>
        <text:list-item>
          <text:p text:style-name="P32">Manually start the zodcache device.</text:p>
          <text:list>
            <text:list-header>
              <text:p text:style-name="P44"># ./<text:span text:style-name="T2">zcstart</text:span> /dev/sda3<text:line-break/># ./<text:span text:style-name="T2">zcstart</text:span> /dev/sdb1</text:p>
            </text:list-header>
          </text:list>
        </text:list-item>
        <text:list-item>
          <text:p text:style-name="P26">Unmount the existing root filesystem.</text:p>
          <text:p text:style-name="P26"># umount /mnt/sysimage</text:p>
        </text:list-item>
        <text:list-item>
          <text:p text:style-name="P26">Copy the root filesystem onto the zodcache device.</text:p>
          <text:list>
            <text:list-header>
              <text:p text:style-name="P41"># dd if=/dev/sda2 <text:span text:style-name="T25">\<text:line-break/><text:tab/></text:span>of=/dev/mapper/zodcache-<text:span text:style-name="T32">device-b63032ed-96b8-48b5-9981-009cc3da6607</text:span></text:p>
            </text:list-header>
          </text:list>
        </text:list-item>
        <text:list-item>
          <text:p text:style-name="P26">Mount the new root filesystem and other filesystems required to create a chroot environment.</text:p>
          <text:list>
            <text:list-header>
              <text:p text:style-name="P40"># mount /dev/mapper/zodcache-<text:span text:style-name="T32">device-b63032ed-96b8-48b5-9981-009cc3da6607 \<text:line-break/><text:tab/>/</text:span>mnt/sysimage<text:line-break/># mount /dev/sda1 /mnt/sysimage/boot<text:line-break/># for FS in dev proc run sys tmp ; <text:span text:style-name="T26">\<text:line-break/><text:tab/></text:span>do mount -o bind /$FS /mnt/sysimage/$FS ; done</text:p>
            </text:list-header>
          </text:list>
        </text:list-item>
        <text:list-item>
          <text:p text:style-name="P27">chroot into the new root filesystem.</text:p>
          <text:list>
            <text:list-header>
              <text:p text:style-name="P40"># chroot /mnt/sysimage</text:p>
            </text:list-header>
          </text:list>
        </text:list-item>
        <text:list-item>
          <text:p text:style-name="P27">Enable the dracut module by editing <text:span text:style-name="T20">/</text:span><text:span text:style-name="T21">etc/dracut.conf.d/50-zodcache.conf</text:span>.</text:p>
        </text:list-item>
        <text:list-item>
          <text:p text:style-name="P27">Rebuild the initramfs, for the most recent installed kernel.</text:p>
          <text:p text:style-name="P43"># ls /boot/initramfs*<text:line-break/>/boot/initramfs-3.10.0-327.3.1.el7.x86_64.img<text:line-break/>/boot/initramfs-3.10.0-327.el7.x86_64.img<text:line-break/># dracut -f /boot/initramfs-3.10.0-327.3.1.el7.x86_64.img \<text:line-break/><text:tab/>3.10.0-327.3.1.el7.x86_64</text:p>
        </text:list-item>
        <text:list-item>
          <text:p text:style-name="P27"><text:soft-page-break/>Verify that the zodcache module was included in the initramfs.</text:p>
          <text:list>
            <text:list-header>
              <text:p text:style-name="P42"># lsinitrd /boot/initramfs-3.10.0-327.3.1.el7.x86_64.img | <text:span text:style-name="T26">\<text:line-break/><text:tab/></text:span>grep zodcache<text:line-break/>zodcache<text:line-break/>-<text:span text:style-name="T26">rw-r--r-- <text:s text:c="2"/>1 root <text:s text:c="4"/>root ... usr/lib/udev/rules.d/69-zodcache.rules</text:span></text:p>
            </text:list-header>
          </text:list>
        </text:list-item>
        <text:list-item>
          <text:p text:style-name="P27">Edit <text:span text:style-name="T11">/etc/fstab</text:span> and update the root filesystem line.</text:p>
        </text:list-item>
        <text:list-item>
          <text:p text:style-name="P27">Modify the <text:span text:style-name="T27">kernel parameters in the </text:span>bootloader configuration (<text:span text:style-name="T11">/boot/grub/grub.conf</text:span>, <text:span text:style-name="T11">/</text:span><text:span text:style-name="T13">etc/default/grub</text:span><text:span text:style-name="T27">, etc.) to reflect the new location of the root filesystem. <text:s/>Note that dracut does not require any specific parameters to start the zodcache device; the udev rule (and </text:span><text:span text:style-name="T5">zcstart</text:span><text:span text:style-name="T27"> utility) in the initramfs should accomplish that. <text:s/>If necessary, run any command required to make the new bootloader configuration effective (such as grub2‑mkconfig).</text:span></text:p>
        </text:list-item>
        <text:list-item>
          <text:p text:style-name="P28">Exit from the chroot environment and unmount the filesystems.</text:p>
          <text:list>
            <text:list-header>
              <text:p text:style-name="P40"># exit<text:line-break/># for FS in boot dev proc run sys tmp ; do umount /mnt/sysimage/$FS ; done<text:line-break/># umount /mnt/sysimage</text:p>
            </text:list-header>
          </text:list>
        </text:list-item>
        <text:list-item>
          <text:p text:style-name="P28">Reboot. <text:s/>If the initramfs is unable to locate the root filesystem, use the dracut emergency shell to investigate the cause. <text:s/>You should be able to start the zodcache device manually with the <text:span text:style-name="T2">zcstart</text:span> utility (if it was correctly included in the initramf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ejaVu Sans1" svg:font-family="'DejaVu Sans'" style:font-family-generic="swiss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.1in" loext:contextual-spacing="tru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2:35:09.606986612</meta:creation-date>
    <dc:date>2016-12-27T10:52:47.079337885</dc:date>
    <meta:editing-duration>PT54M14S</meta:editing-duration>
    <meta:editing-cycles>4</meta:editing-cycles>
    <meta:generator>LibreOffice/5.2.3.3$Linux_X86_64 LibreOffice_project/20$Build-3</meta:generator>
    <meta:document-statistic meta:table-count="0" meta:image-count="0" meta:object-count="0" meta:page-count="6" meta:paragraph-count="136" meta:word-count="1427" meta:character-count="10452" meta:non-whitespace-character-count="8812"/>
  </office:meta>
</office:document-meta>
</file>